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8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6"/>
        </table:table-row>
        <table:table-row table:style-name="ro6">
          <table:table-cell/>
          <table:table-cell office:value-type="string">
            <text:p>Nem_0001</text:p>
          </table:table-cell>
          <table:table-cell office:value-type="float" office:value="5.9">
            <text:p>5.9</text:p>
          </table:table-cell>
          <table:table-cell office:value-type="float" office:value="139.5">
            <text:p>139.5</text:p>
          </table:table-cell>
          <table:table-cell office:value-type="float" office:value="40">
            <text:p>40</text:p>
          </table:table-cell>
          <table:table-cell table:content-validation-name="val1"/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4" office:value-type="float" office:value="1820.53">
            <text:p>1820.53</text:p>
          </table:table-cell>
          <table:table-cell table:content-validation-name="val4" office:value-type="float" office:value="940.66">
            <text:p>940.66</text:p>
          </table:table-cell>
          <table:table-cell table:formula="of:=+[.K2]/[.J2]" office:value-type="percentage" office:value="0.516695687519569">
            <text:p>52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2</text:p>
          </table:table-cell>
          <table:table-cell office:value-type="float" office:value="8">
            <text:p>8</text:p>
          </table:table-cell>
          <table:table-cell office:value-type="float" office:value="139.1">
            <text:p>139.1</text:p>
          </table:table-cell>
          <table:table-cell office:value-type="float" office:value="40">
            <text:p>40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5" office:value-type="float" office:value="931.94">
            <text:p>931.94</text:p>
          </table:table-cell>
          <table:table-cell table:content-validation-name="val5"/>
          <table:table-cell table:formula="of:=+[.K3]/[.J3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3</text:p>
          </table:table-cell>
          <table:table-cell office:value-type="float" office:value="9.9">
            <text:p>9.9</text:p>
          </table:table-cell>
          <table:table-cell office:value-type="float" office:value="137.9">
            <text:p>137.9</text:p>
          </table:table-cell>
          <table:table-cell office:value-type="float" office:value="40">
            <text:p>40</text:p>
          </table:table-cell>
          <table:table-cell table:content-validation-name="val1"/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952.6">
            <text:p>952.6</text:p>
          </table:table-cell>
          <table:table-cell table:content-validation-name="val5"/>
          <table:table-cell table:formula="of:=+[.K4]/[.J4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 office:value-type="float" office:value="9.5">
            <text:p>9.5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5" office:value-type="float" office:value="412.22">
            <text:p>412.22</text:p>
          </table:table-cell>
          <table:table-cell table:content-validation-name="val5"/>
          <table:table-cell table:formula="of:=+[.K5]/[.J5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5</text:p>
          </table:table-cell>
          <table:table-cell office:value-type="float" office:value="10.5">
            <text:p>10.5</text:p>
          </table:table-cell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table:content-validation-name="val1"/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594.6">
            <text:p>594.6</text:p>
          </table:table-cell>
          <table:table-cell table:content-validation-name="val5"/>
          <table:table-cell table:formula="of:=+[.K6]/[.J6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6</text:p>
          </table:table-cell>
          <table:table-cell office:value-type="float" office:value="10.9">
            <text:p>10.9</text:p>
          </table:table-cell>
          <table:table-cell office:value-type="float" office:value="140.5">
            <text:p>140.5</text:p>
          </table:table-cell>
          <table:table-cell office:value-type="float" office:value="40">
            <text:p>40</text:p>
          </table:table-cell>
          <table:table-cell table:content-validation-name="val1"/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444.71">
            <text:p>444.71</text:p>
          </table:table-cell>
          <table:table-cell table:content-validation-name="val5"/>
          <table:table-cell table:formula="of:=+[.K7]/[.J7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7</text:p>
          </table:table-cell>
          <table:table-cell office:value-type="float" office:value="11.3">
            <text:p>11.3</text:p>
          </table:table-cell>
          <table:table-cell office:value-type="float" office:value="133.7">
            <text:p>133.7</text:p>
          </table:table-cell>
          <table:table-cell office:value-type="float" office:value="40">
            <text:p>40</text:p>
          </table:table-cell>
          <table:table-cell table:content-validation-name="val1"/>
          <table:table-cell table:content-validation-name="val2" office:value-type="string">
            <text:p>Plectidae</text:p>
          </table:table-cell>
          <table:table-cell/>
          <table:table-cell table:content-validation-name="val3"/>
          <table:table-cell table:content-validation-name="val5" office:value-type="float" office:value="615.34">
            <text:p>615.34</text:p>
          </table:table-cell>
          <table:table-cell table:content-validation-name="val5"/>
          <table:table-cell table:formula="of:=+[.K8]/[.J8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8</text:p>
          </table:table-cell>
          <table:table-cell office:value-type="float" office:value="12">
            <text:p>12</text:p>
          </table:table-cell>
          <table:table-cell office:value-type="float" office:value="138.9">
            <text:p>138.9</text:p>
          </table:table-cell>
          <table:table-cell office:value-type="float" office:value="40">
            <text:p>40</text:p>
          </table:table-cell>
          <table:table-cell table:content-validation-name="val1"/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432.8">
            <text:p>432.8</text:p>
          </table:table-cell>
          <table:table-cell table:content-validation-name="val5"/>
          <table:table-cell table:formula="of:=+[.K9]/[.J9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9</text:p>
          </table:table-cell>
          <table:table-cell office:value-type="float" office:value="13.6">
            <text:p>13.6</text:p>
          </table:table-cell>
          <table:table-cell office:value-type="float" office:value="140.7">
            <text:p>140.7</text:p>
          </table:table-cell>
          <table:table-cell office:value-type="float" office:value="40">
            <text:p>40</text:p>
          </table:table-cell>
          <table:table-cell table:content-validation-name="val1"/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1998.08">
            <text:p>1998.08</text:p>
          </table:table-cell>
          <table:table-cell table:content-validation-name="val5" office:value-type="float" office:value="1010.4">
            <text:p>1010.4</text:p>
          </table:table-cell>
          <table:table-cell table:formula="of:=+[.K10]/[.J10]" office:value-type="percentage" office:value="0.505685458039718">
            <text:p>51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0</text:p>
          </table:table-cell>
          <table:table-cell office:value-type="float" office:value="15">
            <text:p>15</text:p>
          </table:table-cell>
          <table:table-cell office:value-type="float" office:value="138.5">
            <text:p>138.5</text:p>
          </table:table-cell>
          <table:table-cell office:value-type="float" office:value="40">
            <text:p>40</text:p>
          </table:table-cell>
          <table:table-cell table:content-validation-name="val1"/>
          <table:table-cell table:content-validation-name="val2" office:value-type="string">
            <text:p>Rhabditidae</text:p>
          </table:table-cell>
          <table:table-cell/>
          <table:table-cell table:content-validation-name="val3"/>
          <table:table-cell table:content-validation-name="val5" office:value-type="float" office:value="979.54">
            <text:p>979.54</text:p>
          </table:table-cell>
          <table:table-cell table:content-validation-name="val5"/>
          <table:table-cell table:formula="of:=+[.K11]/[.J11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1</text:p>
          </table:table-cell>
          <table:table-cell office:value-type="float" office:value="15">
            <text:p>15</text:p>
          </table:table-cell>
          <table:table-cell office:value-type="float" office:value="141.3">
            <text:p>141.3</text:p>
          </table:table-cell>
          <table:table-cell office:value-type="float" office:value="40">
            <text:p>40</text:p>
          </table:table-cell>
          <table:table-cell table:content-validation-name="val1"/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897.74">
            <text:p>897.74</text:p>
          </table:table-cell>
          <table:table-cell table:content-validation-name="val5"/>
          <table:table-cell table:formula="of:=+[.K12]/[.J12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2</text:p>
          </table:table-cell>
          <table:table-cell office:value-type="float" office:value="18">
            <text:p>18</text:p>
          </table:table-cell>
          <table:table-cell office:value-type="float" office:value="140">
            <text:p>140</text:p>
          </table:table-cell>
          <table:table-cell office:value-type="float" office:value="10">
            <text:p>10</text:p>
          </table:table-cell>
          <table:table-cell table:content-validation-name="val1"/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498.12">
            <text:p>498.12</text:p>
          </table:table-cell>
          <table:table-cell table:content-validation-name="val5" office:value-type="float" office:value="256.5">
            <text:p>256.5</text:p>
          </table:table-cell>
          <table:table-cell table:formula="of:=+[.K13]/[.J13]" office:value-type="percentage" office:value="0.514936159961455">
            <text:p>51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3</text:p>
          </table:table-cell>
          <table:table-cell office:value-type="float" office:value="18.9">
            <text:p>18.9</text:p>
          </table:table-cell>
          <table:table-cell office:value-type="float" office:value="135.1">
            <text:p>135.1</text:p>
          </table:table-cell>
          <table:table-cell office:value-type="float" office:value="10">
            <text:p>10</text:p>
          </table:table-cell>
          <table:table-cell table:content-validation-name="val1"/>
          <table:table-cell table:content-validation-name="val2" office:value-type="string">
            <text:p>Qudsianematidae</text:p>
          </table:table-cell>
          <table:table-cell/>
          <table:table-cell table:content-validation-name="val3"/>
          <table:table-cell table:content-validation-name="val5" office:value-type="float" office:value="508.63">
            <text:p>508.63</text:p>
          </table:table-cell>
          <table:table-cell table:content-validation-name="val5"/>
          <table:table-cell table:formula="of:=+[.K14]/[.J14]" office:value-type="percentage" office:value="0">
            <text:p>0%</text:p>
          </table:table-cell>
          <table:table-cell table:number-columns-repeated="1012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1">21/06/2022</text:date>, <text:time>23:4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21T23:48:34.72</dc:date>
    <dc:creator>Lawrence Perepolkin</dc:creator>
    <meta:editing-duration>PT14H37M12S</meta:editing-duration>
    <meta:editing-cycles>47</meta:editing-cycles>
    <meta:generator>OpenOffice/4.1.11$Win32 OpenOffice.org_project/4111m1$Build-9808</meta:generator>
    <meta:document-statistic meta:table-count="3" meta:cell-count="204" meta:object-count="0"/>
  </office:meta>
</office:document-meta>
</file>